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" style:font-family-generic="swiss"/>
  </office:font-face-decls>
  <office:automatic-styles>
    <style:style style:name="Tabla4" style:family="table">
      <style:table-properties style:width="19.262cm" fo:margin-left="-0.757cm" fo:margin-top="0cm" fo:margin-bottom="0.635cm" table:align="left" fo:background-color="transparent" style:may-break-between-rows="true" table:border-model="collapsing">
        <style:background-image/>
      </style:table-properties>
    </style:style>
    <style:style style:name="Tabla4.A" style:family="table-column">
      <style:table-column-properties style:column-width="2.501cm"/>
    </style:style>
    <style:style style:name="Tabla4.B" style:family="table-column">
      <style:table-column-properties style:column-width="1.177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5.359cm"/>
    </style:style>
    <style:style style:name="Tabla4.E" style:family="table-column">
      <style:table-column-properties style:column-width="5.622cm"/>
    </style:style>
    <style:style style:name="Tabla4.F" style:family="table-column">
      <style:table-column-properties style:column-width="1.402cm"/>
    </style:style>
    <style:style style:name="Tabla4.G" style:family="table-column">
      <style:table-column-properties style:column-width="1.455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fo:background-color="transparent" fo:padding="0cm" fo:border-left="none" fo:border-right="none" fo:border-top="1.5pt solid #000000" fo:border-bottom="0.7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background-color="transparent" fo:padding="0cm" fo:border="none" style:writing-mode="page">
        <style:background-image/>
      </style:table-cell-properties>
    </style:style>
    <style:style style:name="Tabla4.D2" style:family="table-cell" style:data-style-name="N10000">
      <style:table-cell-properties style:vertical-align="top" fo:background-color="transparent" fo:padding="0cm" fo:border="none" style:writing-mode="page">
        <style:background-image/>
      </style:table-cell-properties>
    </style:style>
    <style:style style:name="Tabla4.3" style:family="table-row">
      <style:table-row-properties style:min-row-height="0.303cm" fo:background-color="transparent" fo:keep-together="auto">
        <style:background-image/>
      </style:table-row-properties>
    </style:style>
    <style:style style:name="Tabla4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B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C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D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3" style:family="table-cell" style:data-style-name="N10000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F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G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F7" style:family="table-cell">
      <style:table-cell-properties fo:background-color="transparent" style:border-line-width-bottom="0.002cm 0.004cm 0.002cm" fo:padding="0.049cm" fo:border-left="none" fo:border-right="none" fo:border-top="0.05pt solid #000000" fo:border-bottom="0.2pt double #000000" style:writing-mode="page">
        <style:background-image/>
      </style:table-cell-properties>
    </style:style>
    <style:style style:name="Tabla4.G7" style:family="table-cell">
      <style:table-cell-properties fo:background-color="transparent" style:border-line-width-bottom="0.002cm 0.004cm 0.002cm" fo:padding="0.049cm" fo:border-left="none" fo:border-right="none" fo:border-top="0.05pt solid #000000" fo:border-bottom="0.2pt double #000000" style:writing-mode="page">
        <style:background-image/>
      </style:table-cell-properties>
    </style:style>
    <style:style style:name="Tabla4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A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9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9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9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9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D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E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F10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4.G10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officeooo:paragraph-rsid="011d47d5"/>
    </style:style>
    <style:style style:name="P2" style:family="paragraph" style:parent-style-name="Standard" style:master-page-name="">
      <style:paragraph-properties style:page-number="auto"/>
      <style:text-properties officeooo:paragraph-rsid="001d0602"/>
    </style:style>
    <style:style style:name="P3" style:family="paragraph" style:parent-style-name="Standard">
      <style:paragraph-properties fo:text-align="start" style:justify-single-word="false">
        <style:tab-stops>
          <style:tab-stop style:position="1.588cm"/>
        </style:tab-stops>
      </style:paragraph-properties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0b0aa4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0deee9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0b1ee6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01d06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c38ab" officeooo:paragraph-rsid="001d06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c38ab" officeooo:paragraph-rsid="001d06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c38ab" officeooo:paragraph-rsid="00cf8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8e7b1c" officeooo:paragraph-rsid="001d06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1d06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e71e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e8a8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6ef9c9" officeooo:paragraph-rsid="001d06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6ef9c9" officeooo:paragraph-rsid="001d06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f9b79c" officeooo:paragraph-rsid="00f9b7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1d06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f64d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1d06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f9b79c" officeooo:paragraph-rsid="00f9b7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cc38ab" officeooo:paragraph-rsid="00cf8285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cc38ab" officeooo:paragraph-rsid="00f83e4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officeooo:rsid="00af21c2" officeooo:paragraph-rsid="00af21c2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officeooo:rsid="001d0602" officeooo:paragraph-rsid="001d0602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officeooo:rsid="00b5ca34" officeooo:paragraph-rsid="00b5ca34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officeooo:rsid="00c6ac08" officeooo:paragraph-rsid="00c6ac08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71e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a8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49d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f9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Header">
      <style:paragraph-properties fo:text-align="center" style:justify-single-word="false"/>
      <style:text-properties style:font-name="aRIAL" fo:font-size="12pt" officeooo:paragraph-rsid="011d47d5" style:font-size-asian="12pt" style:font-size-complex="12pt"/>
    </style:style>
    <style:style style:name="P32" style:family="paragraph" style:parent-style-name="Header">
      <style:paragraph-properties fo:text-align="center" style:justify-single-word="false"/>
      <style:text-properties style:font-name="aRIAL" fo:font-size="12pt" fo:font-weight="bold" officeooo:rsid="00ac83c4" officeooo:paragraph-rsid="011d47d5" style:font-size-asian="12pt" style:font-weight-asian="bold" style:font-size-complex="12pt" style:font-weight-complex="bold"/>
    </style:style>
    <style:style style:name="T1" style:family="text">
      <style:text-properties fo:font-weight="bold" officeooo:rsid="01110dd9" style:font-weight-asian="bold" style:font-weight-complex="bold"/>
    </style:style>
    <style:style style:name="T2" style:family="text">
      <style:text-properties fo:font-weight="bold" officeooo:rsid="010316e4" style:font-weight-asian="bold" style:font-weight-complex="bold"/>
    </style:style>
    <style:style style:name="T3" style:family="text">
      <style:text-properties fo:font-weight="bold" officeooo:rsid="00235fd3" style:font-weight-asian="bold" style:font-weight-complex="bold"/>
    </style:style>
    <style:style style:name="T4" style:family="text">
      <style:text-properties fo:font-size="10pt" fo:font-weight="bold" officeooo:rsid="00235fd3" style:font-size-asian="10pt" style:font-weight-asian="bold" style:font-size-complex="10pt" style:font-weight-complex="bold"/>
    </style:style>
    <style:style style:name="T5" style:family="text">
      <style:text-properties officeooo:rsid="00a2d7ea"/>
    </style:style>
    <style:style style:name="T6" style:family="text">
      <style:text-properties style:font-name="aRIAL" fo:font-size="6pt" officeooo:rsid="009cd69c" style:font-size-asian="6pt" style:font-size-complex="6pt"/>
    </style:style>
    <style:style style:name="T7" style:family="text">
      <style:text-properties style:font-name="aRIAL" fo:font-size="6pt" officeooo:rsid="00ed943c" style:font-size-asian="6pt" style:font-size-complex="6pt"/>
    </style:style>
    <style:style style:name="T8" style:family="text">
      <style:text-properties style:font-name="aRIAL" fo:font-size="6pt" officeooo:rsid="00d912b0" style:font-size-asian="6pt" style:font-size-complex="6pt"/>
    </style:style>
    <style:style style:name="T9" style:family="text">
      <style:text-properties style:font-name="aRIAL" fo:font-size="6pt" officeooo:rsid="0101b448" style:font-size-asian="6pt" style:font-size-complex="6pt"/>
    </style:style>
    <style:style style:name="T1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11" style:family="text">
      <style:text-properties officeooo:rsid="00af21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s.company_id.name" text:name="py3o.company_id.name"/>
        <text:user-field-decl office:value-type="string" office:string-value="res.company_id.vat" text:name="py3o.company_id.vat"/>
        <text:user-field-decl office:value-type="string" office:string-value="o.fecha_final_mda" text:name="py3o.o.fecha_final_mda"/>
        <text:user-field-decl office:value-type="string" office:string-value="o.fecha_inicio_mda" text:name="py3o.o.fecha_inicio_mda"/>
        <text:user-field-decl office:value-type="string" office:string-value="o.fecha_final" text:name="py3o.o.fecha_final"/>
        <text:user-field-decl office:value-type="string" office:string-value="o.fecha_inicio" text:name="py3o.o.fecha_inicio"/>
        <text:user-field-decl office:value-type="string" office:string-value="o.folio" text:name="py3o.o.folio"/>
        <text:user-field-decl office:value-type="string" office:string-value="line.account_id.name" text:name="py3o.line.account_id.name"/>
        <text:user-field-decl office:value-type="string" office:string-value="line.partner_id.name" text:name="py3o.line.partner_id.name"/>
        <text:user-field-decl office:value-type="string" office:string-value="line.name" text:name="py3o.line.name"/>
        <text:user-field-decl office:value-type="string" office:string-value="line.bf_debit" text:name="py3o.line.debit"/>
        <text:user-field-decl office:value-type="string" office:string-value="line.credit" text:name="py3o.line.credit"/>
        <text:user-field-decl office:value-type="string" office:string-value="line.account_id.code" text:name="py3o.line.account_id.code"/>
        <text:user-field-decl office:value-type="string" office:string-value="o.name" text:name="py3o.o.name"/>
        <text:user-field-decl office:value-type="string" office:string-value="o.ref" text:name="py3o.o.ref"/>
        <text:user-field-decl office:value-type="string" office:string-value="o.date" text:name="py3o.o.date"/>
        <text:user-field-decl office:value-type="string" office:string-value="o.x_hecho_por" text:name="py3o.o.x_hecho_por"/>
        <text:user-field-decl office:value-type="string" office:string-value="o.x_hecho_por.name" text:name="py3o.o.x_hecho_por.name"/>
        <text:user-field-decl office:value-type="string" office:string-value="line.bf_credit" text:name="py3o.line.bf_credit"/>
        <text:user-field-decl office:value-type="string" office:string-value="o.amount_total" text:name="py3o.o.amount_total"/>
        <text:user-field-decl office:value-type="string" office:string-value="o.bf_amount_total" text:name="py3o.o.bf_amount_total"/>
        <text:user-field-decl office:value-type="string" office:string-value="line.x_debit" text:name="py3o.line.x_debit"/>
        <text:user-field-decl office:value-type="string" office:string-value="line.x_credit" text:name="py3o.line.x_credit"/>
        <text:user-field-decl office:value-type="string" office:string-value="line.bf_x_debit" text:name="py3o.line.bf_x_debit"/>
        <text:user-field-decl office:value-type="string" office:string-value="line.x_credits" text:name="py3o.line.x_credits"/>
        <text:user-field-decl office:value-type="string" office:string-value="line.x_debits" text:name="py3o.line.x_debits"/>
        <text:user-field-decl office:value-type="string" office:string-value="o.x_price_total_2decimales" text:name="py3o.o.x_price_total_2decimales"/>
        <text:user-field-decl office:value-type="string" office:string-value="o.x_total_2decimales" text:name="py3o.o.x_total_2decimales"/>
        <text:user-field-decl office:value-type="string" office:string-value="o.bf_o.x_total_2decimales" text:name="py3o.o.bf_o.x_total_2decimales"/>
        <text:user-field-decl office:value-type="string" office:string-value="o.bf_x_total_2decimales" text:name="py3o.o.bf_x_total_2decimales"/>
        <text:user-field-decl office:value-type="string" office:string-value="line.x_debits_moneda" text:name="py3o.line.x_debits_moneda"/>
        <text:user-field-decl office:value-type="string" office:string-value="o.x_total_decimales_moneda" text:name="py3o.o.x_total_decimales_moneda"/>
        <text:user-field-decl office:value-type="string" office:string-value="o.x_price_total_2decimal_sin_moneda" text:name="py3o.o.x_price_total_2decimal_sin_moneda"/>
        <text:user-field-decl office:value-type="string" office:string-value="o.x_total_2decimal_sin_moneda" text:name="py3o.o.x_total_2decimal_sin_moneda"/>
        <text:user-field-decl office:value-type="string" office:string-value="line.bf_x_debits" text:name="py3o.line.bf_x_debits"/>
        <text:user-field-decl office:value-type="string" office:string-value="line.currency_id.name" text:name="py3o.line.currency_id.name"/>
        <text:user-field-decl office:value-type="string" office:string-value="line.bf_debit" text:name="py3o.line.bf_debit"/>
        <text:user-field-decl office:value-type="string" office:string-value="line.documento" text:name="py3o.line.documento"/>
        <text:user-field-decl office:value-type="string" office:string-value="line.code" text:name="py3o.line.code"/>
        <text:user-field-decl office:value-type="string" office:string-value="line.account" text:name="py3o.line.account"/>
        <text:user-field-decl office:value-type="string" office:string-value="res.company.name" text:name="py3o.res.company.name"/>
        <text:user-field-decl office:value-type="string" office:string-value="o.line.date" text:name="py3o.line.date"/>
        <text:user-field-decl office:value-type="string" office:string-value="line.concepto" text:name="py3o.line.concepto"/>
        <text:user-field-decl office:value-type="string" office:string-value="line.tipo_linea" text:name="py3o.line.tipo_linea"/>
        <text:user-field-decl office:value-type="string" office:string-value="o.bf_total_debit" text:name="py3o.o.bf_total_debit"/>
        <text:user-field-decl office:value-type="string" office:string-value="o.bf_total_credit" text:name="py3o.o.bf_total_credit"/>
        <text:user-field-decl office:value-type="string" office:string-value="o.fecha_date_mda" text:name="py3o.o.fecha_date_mda"/>
        <text:user-field-decl office:value-type="string" office:string-value="line.fecha_date_mda" text:name="py3o.line.fecha_date_mda"/>
      </text:user-field-decls>
      <table:table table:name="Tabla4" table:style-name="Tabla4" table:template-name="Academic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23">Doc. No.</text:p>
          </table:table-cell>
          <table:table-cell table:style-name="Tabla4.A1" office:value-type="string">
            <text:p text:style-name="P23">Fecha</text:p>
          </table:table-cell>
          <table:table-cell table:style-name="Tabla4.A1" office:value-type="string">
            <text:p text:style-name="P24"><text:span text:style-name="T11">No. </text:span>Cuenta</text:p>
          </table:table-cell>
          <table:table-cell table:style-name="Tabla4.A1" office:value-type="string">
            <text:p text:style-name="P25">Nombre de la Cuenta</text:p>
          </table:table-cell>
          <table:table-cell table:style-name="Tabla4.A1" office:value-type="string">
            <text:p text:style-name="P26">Concepto</text:p>
          </table:table-cell>
          <table:table-cell table:style-name="Tabla4.A1" office:value-type="string">
            <text:p text:style-name="P24">Debe</text:p>
          </table:table-cell>
          <table:table-cell table:style-name="Tabla4.A1" office:value-type="string">
            <text:p text:style-name="P24">Haber</text:p>
          </table:table-cell>
        </table:table-row>
        <table:table-row table:style-name="Tabla4.2">
          <table:table-cell table:style-name="Tabla4.A2" table:number-columns-spanned="3" office:value-type="string">
            <text:p text:style-name="P29"><text:a xlink:type="simple" xlink:href="py3o://for=%22line%20in%20o.libro_line%22" text:style-name="Internet_20_link" text:visited-style-name="Visited_20_Internet_20_Link"><text:span text:style-name="T6">for="line in o.libro_line"</text:span></text:a></text:p>
          </table:table-cell>
          <table:covered-table-cell/>
          <table:covered-table-cell/>
          <table:table-cell table:style-name="Tabla4.D2">
            <text:p text:style-name="P11"/>
          </table:table-cell>
          <table:table-cell table:style-name="Tabla4.D2">
            <text:p text:style-name="P11"/>
          </table:table-cell>
          <table:table-cell table:style-name="Tabla4.D2">
            <text:p text:style-name="P11"/>
          </table:table-cell>
          <table:table-cell table:style-name="Tabla4.D2">
            <text:p text:style-name="P11"/>
          </table:table-cell>
        </table:table-row>
        <table:table-row table:style-name="Tabla4.3">
          <table:table-cell table:style-name="Tabla4.A3" office:value-type="string">
            <text:p text:style-name="P27"><text:a xlink:type="simple" xlink:href="py3o://if=%22line.tipo_linea%20==%20'l'%22" text:style-name="Internet_20_link" text:visited-style-name="Visited_20_Internet_20_Link"><text:span text:style-name="T7">if="line.tipo_linea == 'l'"</text:span></text:a></text:p>
          </table:table-cell>
          <table:table-cell table:style-name="Tabla4.B3">
            <text:p text:style-name="P12"/>
          </table:table-cell>
          <table:table-cell table:style-name="Tabla4.C3">
            <text:p text:style-name="P3"/>
          </table:table-cell>
          <table:table-cell table:style-name="Tabla4.D3">
            <text:p text:style-name="P4"/>
          </table:table-cell>
          <table:table-cell table:style-name="Tabla4.E3">
            <text:p text:style-name="P5"/>
          </table:table-cell>
          <table:table-cell table:style-name="Tabla4.F3">
            <text:p text:style-name="P7"/>
          </table:table-cell>
          <table:table-cell table:style-name="Tabla4.F3">
            <text:p text:style-name="P14"/>
          </table:table-cell>
        </table:table-row>
        <table:table-row table:style-name="Tabla4.3">
          <table:table-cell table:style-name="Tabla4.A4" office:value-type="string">
            <text:p text:style-name="P6"><text:user-field-get text:name="py3o.line.documento">line.documento</text:user-field-get></text:p>
          </table:table-cell>
          <table:table-cell table:style-name="Tabla4.B4" office:value-type="string">
            <text:p text:style-name="P6"><text:user-field-get text:name="py3o.line.fecha_date_mda">line.fecha_date_mda</text:user-field-get></text:p>
          </table:table-cell>
          <table:table-cell table:style-name="Tabla4.C4" office:value-type="string">
            <text:p text:style-name="P3"><text:user-field-get text:name="py3o.line.code">line.code</text:user-field-get></text:p>
          </table:table-cell>
          <table:table-cell table:style-name="Tabla4.D4" office:value-type="string">
            <text:p text:style-name="P4"><text:user-field-get text:name="py3o.line.account">line.account</text:user-field-get></text:p>
          </table:table-cell>
          <table:table-cell table:style-name="Tabla4.E4" office:value-type="string">
            <text:p text:style-name="P5"><text:user-field-get text:name="py3o.line.concepto">line.concepto</text:user-field-get></text:p>
          </table:table-cell>
          <table:table-cell table:style-name="Tabla4.F4" office:value-type="string">
            <text:p text:style-name="P8"><text:user-field-get text:name="py3o.line.bf_debit">line.bf_debit</text:user-field-get></text:p>
          </table:table-cell>
          <table:table-cell table:style-name="Tabla4.G4" office:value-type="string">
            <text:p text:style-name="P15"><text:user-field-get text:name="py3o.line.bf_credit">line.bf_credit</text:user-field-get></text:p>
          </table:table-cell>
        </table:table-row>
        <table:table-row table:style-name="Tabla4.1">
          <table:table-cell table:style-name="Tabla4.A5" table:number-columns-spanned="3" office:value-type="string">
            <text:p text:style-name="P28"><text:a xlink:type="simple" xlink:href="py3o:///if" text:style-name="Internet_20_link" text:visited-style-name="Visited_20_Internet_20_Link"><text:span text:style-name="T8">if</text:span></text:a></text:p>
          </table:table-cell>
          <table:covered-table-cell/>
          <table:covered-table-cell/>
          <table:table-cell table:style-name="Tabla4.D5">
            <text:p text:style-name="P11"/>
          </table:table-cell>
          <table:table-cell table:style-name="Tabla4.E5">
            <text:p text:style-name="P11"/>
          </table:table-cell>
          <table:table-cell table:style-name="Tabla4.F5">
            <text:p text:style-name="P9"/>
          </table:table-cell>
          <table:table-cell table:style-name="Tabla4.G5">
            <text:p text:style-name="P10"/>
          </table:table-cell>
        </table:table-row>
        <table:table-row table:style-name="Tabla4.1">
          <table:table-cell table:style-name="Tabla4.A6" table:number-columns-spanned="3" office:value-type="string">
            <text:p text:style-name="P30"><text:a xlink:type="simple" xlink:href="py3o://if=%22line.tipo_linea%20==%20'd'%22" text:style-name="Internet_20_link" text:visited-style-name="Visited_20_Internet_20_Link"><text:span text:style-name="T9">if="line.tipo_linea == 'd'"</text:span></text:a></text:p>
          </table:table-cell>
          <table:covered-table-cell/>
          <table:covered-table-cell/>
          <table:table-cell table:style-name="Tabla4.D6">
            <text:p text:style-name="P11"/>
          </table:table-cell>
          <table:table-cell table:style-name="Tabla4.E6">
            <text:p text:style-name="P11"/>
          </table:table-cell>
          <table:table-cell table:style-name="Tabla4.F6">
            <text:p text:style-name="P9"/>
          </table:table-cell>
          <table:table-cell table:style-name="Tabla4.G6">
            <text:p text:style-name="P10"/>
          </table:table-cell>
        </table:table-row>
        <table:table-row table:style-name="Tabla4.1">
          <table:table-cell table:style-name="Tabla4.A7" table:number-columns-spanned="3" office:value-type="string">
            <text:p text:style-name="P13"/>
          </table:table-cell>
          <table:covered-table-cell/>
          <table:covered-table-cell/>
          <table:table-cell table:style-name="Tabla4.D7">
            <text:p text:style-name="P11"/>
          </table:table-cell>
          <table:table-cell table:style-name="Tabla4.E7" office:value-type="string">
            <text:p text:style-name="P16"><text:span text:style-name="T2">Sumas Iguales</text:span>:</text:p>
          </table:table-cell>
          <table:table-cell table:style-name="Tabla4.F7" office:value-type="string">
            <text:p text:style-name="P9"><text:user-field-get text:name="py3o.line.bf_debit">line.bf_debit</text:user-field-get></text:p>
          </table:table-cell>
          <table:table-cell table:style-name="Tabla4.G7" office:value-type="string">
            <text:p text:style-name="P10"><text:user-field-get text:name="py3o.line.bf_credit">line.bf_credit</text:user-field-get></text:p>
          </table:table-cell>
        </table:table-row>
        <table:table-row table:style-name="Tabla4.1">
          <table:table-cell table:style-name="Tabla4.A8" table:number-columns-spanned="3" office:value-type="string">
            <text:p text:style-name="P30"><text:a xlink:type="simple" xlink:href="py3o:///if" text:style-name="Internet_20_link" text:visited-style-name="Visited_20_Internet_20_Link"><text:span text:style-name="T8">if</text:span></text:a></text:p>
          </table:table-cell>
          <table:covered-table-cell/>
          <table:covered-table-cell/>
          <table:table-cell table:style-name="Tabla4.D8">
            <text:p text:style-name="P11"/>
          </table:table-cell>
          <table:table-cell table:style-name="Tabla4.E8">
            <text:p text:style-name="P17"/>
          </table:table-cell>
          <table:table-cell table:style-name="Tabla4.F8">
            <text:p text:style-name="P9"/>
          </table:table-cell>
          <table:table-cell table:style-name="Tabla4.G8">
            <text:p text:style-name="P10"/>
          </table:table-cell>
        </table:table-row>
        <table:table-row table:style-name="Tabla4.1">
          <table:table-cell table:style-name="Tabla4.A9" table:number-columns-spanned="3" office:value-type="string">
            <text:p text:style-name="P29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  <table:covered-table-cell/>
          <table:table-cell table:style-name="Tabla4.D9">
            <text:p text:style-name="P11"/>
          </table:table-cell>
          <table:table-cell table:style-name="Tabla4.E9">
            <text:p text:style-name="P17"/>
          </table:table-cell>
          <table:table-cell table:style-name="Tabla4.F9">
            <text:p text:style-name="P9"/>
          </table:table-cell>
          <table:table-cell table:style-name="Tabla4.G9">
            <text:p text:style-name="P10"/>
          </table:table-cell>
        </table:table-row>
        <table:table-row table:style-name="Tabla4.1">
          <table:table-cell table:style-name="Tabla4.A10" table:number-columns-spanned="3" office:value-type="string">
            <text:p text:style-name="P18"/>
          </table:table-cell>
          <table:covered-table-cell/>
          <table:covered-table-cell/>
          <table:table-cell table:style-name="Tabla4.D10">
            <text:p text:style-name="P19"/>
          </table:table-cell>
          <table:table-cell table:style-name="Tabla4.E10" office:value-type="string">
            <text:p text:style-name="P20">Total General:</text:p>
          </table:table-cell>
          <table:table-cell table:style-name="Tabla4.F10" office:value-type="string">
            <text:p text:style-name="P21"><text:user-field-get text:name="py3o.o.bf_total_debit">o.bf_total_debit</text:user-field-get></text:p>
          </table:table-cell>
          <table:table-cell table:style-name="Tabla4.G10" office:value-type="string">
            <text:p text:style-name="P22"><text:user-field-get text:name="py3o.o.bf_total_credit">o.bf_total_credit</text:user-field-ge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style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style:contextual-spacing="false" fo:text-align="start" style:justify-single-word="false"/>
      <style:text-properties fo:font-size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MX">
      <number:number number:min-integer-digits="1"/>
    </number:number-style>
    <number:text-style style:name="N10100" number:language="es" number:country="MX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style:font-name="aRIAL" fo:font-size="12pt" officeooo:paragraph-rsid="011d47d5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font-weight="bold" officeooo:rsid="00ac83c4" officeooo:paragraph-rsid="011d47d5" style:font-size-asian="12pt" style:font-weight-asian="bold" style:font-size-complex="12pt" style:font-weight-complex="bold"/>
    </style:style>
    <style:style style:name="MP3" style:family="paragraph" style:parent-style-name="Header">
      <style:text-properties style:font-name="aRIAL" officeooo:paragraph-rsid="011d47d5"/>
    </style:style>
    <style:style style:name="MT1" style:family="text">
      <style:text-properties fo:font-weight="bold" officeooo:rsid="01110dd9" style:font-weight-asian="bold" style:font-weight-complex="bold"/>
    </style:style>
    <style:style style:name="MT2" style:family="text">
      <style:text-properties fo:font-weight="bold" officeooo:rsid="00235fd3" style:font-weight-asian="bold" style:font-weight-complex="bold"/>
    </style:style>
    <style:style style:name="MT3" style:family="text">
      <style:text-properties officeooo:rsid="00a2d7e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res.company_id.name" text:name="py3o.company_id.name"/>
          <text:user-field-decl office:value-type="string" office:string-value="res.company_id.vat" text:name="py3o.company_id.vat"/>
          <text:user-field-decl office:value-type="string" office:string-value="o.fecha_final_mda" text:name="py3o.o.fecha_final_mda"/>
          <text:user-field-decl office:value-type="string" office:string-value="o.fecha_inicio_mda" text:name="py3o.o.fecha_inicio_mda"/>
        </text:user-field-decls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1"><text:user-field-get text:name="py3o.company_id.name">res.company_id.name</text:user-field-get></text:p>
            </table:table-cell>
          </table:table-row>
          <table:table-row>
            <table:table-cell table:style-name="Table1.A1" office:value-type="string">
              <text:p text:style-name="MP1"><text:span text:style-name="MT1">NIT:</text:span> <text:span text:style-name="MT2"><text:user-field-get text:name="py3o.company_id.vat">res.company_id.vat</text:user-field-get></text:span></text:p>
            </table:table-cell>
          </table:table-row>
          <table:table-row>
            <table:table-cell table:style-name="Table1.A1" office:value-type="string">
              <text:p text:style-name="MP2">LIBRO DE DIARIO</text:p>
            </table:table-cell>
          </table:table-row>
          <table:table-row>
            <table:table-cell table:style-name="Table1.A1" office:value-type="string">
              <text:p text:style-name="MP1"><text:span text:style-name="MT3">Del</text:span> <text:s/><text:user-field-get text:name="py3o.o.fecha_inicio_mda">o.fecha_inicio_mda</text:user-field-get><text:s text:c="2"/><text:span text:style-name="MT3">al</text:span> <text:user-field-get text:name="py3o.o.fecha_final_mda">o.fecha_final_mda</text:user-field-get></text:p>
            </table:table-cell>
          </table:table-row>
          <table:table-row>
            <table:table-cell table:style-name="Table1.A1" office:value-type="string">
              <text:p text:style-name="MP1">(CANTIDADES EXPRESADAS EN QUETZALES)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6:30:27.528000000</meta:creation-date>
    <dc:date>2024-11-20T16:35:17.643000000</dc:date>
    <meta:editing-duration>P1DT4H50M57S</meta:editing-duration>
    <meta:editing-cycles>181</meta:editing-cycles>
    <meta:generator>LibreOffice/7.5.5.2$Windows_X86_64 LibreOffice_project/ca8fe7424262805f223b9a2334bc7181abbcbf5e</meta:generator>
    <meta:document-statistic meta:table-count="2" meta:image-count="0" meta:object-count="0" meta:page-count="1" meta:paragraph-count="31" meta:word-count="53" meta:character-count="467" meta:non-whitespace-character-count="443"/>
  </office:meta>
</office:document-meta>
</file>